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AMI_5f_game_5f_sphere" style:display-name="AMI_game_sphere" style:family="table">
      <style:table-properties style:width="6.8083in" fo:margin-left="-0.0583in" table:align="left"/>
    </style:style>
    <style:style style:name="AMI_5f_game_5f_sphere.A" style:display-name="AMI_game_sphere.A" style:family="table-column">
      <style:table-column-properties style:column-width="1.6875in"/>
    </style:style>
    <style:style style:name="AMI_5f_game_5f_sphere.B" style:display-name="AMI_game_sphere.B" style:family="table-column">
      <style:table-column-properties style:column-width="2.375in"/>
    </style:style>
    <style:style style:name="AMI_5f_game_5f_sphere.C" style:display-name="AMI_game_sphere.C" style:family="table-column">
      <style:table-column-properties style:column-width="2.7458in"/>
    </style:style>
    <style:style style:name="AMI_5f_game_5f_sphere.A1" style:display-name="AMI_game_sphere.A1" style:family="table-cell">
      <style:table-cell-properties style:vertical-align="middle" fo:background-color="#ef413d" fo:padding="0.0382in" fo:border-left="0.05pt solid #000000" fo:border-right="none" fo:border-top="0.05pt solid #000000" fo:border-bottom="0.05pt solid #000000">
        <style:background-image/>
      </style:table-cell-properties>
    </style:style>
    <style:style style:name="AMI_5f_game_5f_sphere.C1" style:display-name="AMI_game_sphere.C1" style:family="table-cell">
      <style:table-cell-properties style:vertical-align="middle" fo:background-color="#ef413d" fo:padding="0.0382in" fo:border="0.05pt solid #000000">
        <style:background-image/>
      </style:table-cell-properties>
    </style:style>
    <style:style style:name="AMI_5f_game_5f_sphere.2" style:display-name="AMI_game_sphere.2" style:family="table-row">
      <style:table-row-properties style:min-row-height="0.3861in"/>
    </style:style>
    <style:style style:name="AMI_5f_game_5f_sphere.B2" style:display-name="AMI_game_sphere.B2" style:family="table-cell">
      <style:table-cell-properties style:vertical-align="middle" fo:background-color="#ef413d" fo:padding="0.0382in" fo:border-left="0.05pt solid #000000" fo:border-right="none" fo:border-top="none" fo:border-bottom="0.05pt solid #000000">
        <style:background-image/>
      </style:table-cell-properties>
    </style:style>
    <style:style style:name="AMI_5f_game_5f_sphere.C2" style:display-name="AMI_game_sphere.C2" style:family="table-cell">
      <style:table-cell-properties style:vertical-align="middle" fo:background-color="#ef413d" fo:padding="0.0382in" fo:border-left="0.05pt solid #000000" fo:border-right="0.05pt solid #000000" fo:border-top="none" fo:border-bottom="0.05pt solid #000000">
        <style:background-image/>
      </style:table-cell-properties>
    </style:style>
    <style:style style:name="AMI_5f_game_5f_sphere.3" style:display-name="AMI_game_sphere.3" style:family="table-row">
      <style:table-row-properties style:min-row-height="0.3542in"/>
    </style:style>
    <style:style style:name="AMI_5f_game_5f_sphere.5" style:display-name="AMI_game_sphere.5" style:family="table-row">
      <style:table-row-properties style:min-row-height="0.3854in"/>
    </style:style>
    <style:style style:name="AMI_5f_game_5f_sphere.6" style:display-name="AMI_game_sphere.6" style:family="table-row">
      <style:table-row-properties style:min-row-height="0.375in"/>
    </style:style>
    <style:style style:name="AMI_5f_game_5f_sphere.A8" style:display-name="AMI_game_sphere.A8" style:family="table-cell">
      <style:table-cell-properties style:vertical-align="middle" fo:background-color="#999999" fo:padding="0.0382in" fo:border-left="0.05pt solid #000000" fo:border-right="none" fo:border-top="none" fo:border-bottom="0.05pt solid #000000">
        <style:background-image/>
      </style:table-cell-properties>
    </style:style>
    <style:style style:name="AMI_5f_game_5f_sphere.C8" style:display-name="AMI_game_sphere.C8" style:family="table-cell">
      <style:table-cell-properties style:vertical-align="middle" fo:background-color="#999999" fo:padding="0.0382in" fo:border-left="0.05pt solid #000000" fo:border-right="0.05pt solid #000000" fo:border-top="none" fo:border-bottom="0.05pt solid #000000">
        <style:background-image/>
      </style:table-cell-properties>
    </style:style>
    <style:style style:name="AMI_5f_game_5f_sphere.13" style:display-name="AMI_game_sphere.13" style:family="table-row">
      <style:table-row-properties style:min-row-height="0.6333in"/>
    </style:style>
    <style:style style:name="AMI_5f_game_5f_sphere.A13" style:display-name="AMI_game_sphere.A13" style:family="table-cell">
      <style:table-cell-properties style:vertical-align="middle" fo:background-color="#000000" fo:padding="0.0382in" fo:border-left="0.05pt solid #000000" fo:border-right="none" fo:border-top="none" fo:border-bottom="0.05pt solid #000000">
        <style:background-image/>
      </style:table-cell-properties>
    </style:style>
    <style:style style:name="AMI_5f_game_5f_sphere.C13" style:display-name="AMI_game_sphere.C13" style:family="table-cell">
      <style:table-cell-properties style:vertical-align="middle" fo:background-color="#000000" fo:padding="0.0382in" fo:border-left="0.05pt solid #000000" fo:border-right="0.05pt solid #000000" fo:border-top="none" fo:border-bottom="0.05pt solid #000000">
        <style:background-image/>
      </style:table-cell-properties>
    </style:style>
    <style:style style:name="AMI_5f_game_5f_sphere.14" style:display-name="AMI_game_sphere.14" style:family="table-row">
      <style:table-row-properties style:min-row-height="0.9257in"/>
    </style:style>
    <style:style style:name="My_5f_message_5f_analysis" style:display-name="My_message_analysis" style:family="table">
      <style:table-properties style:width="6.8083in" fo:margin-left="-0.0583in" table:align="left"/>
    </style:style>
    <style:style style:name="My_5f_message_5f_analysis.A" style:display-name="My_message_analysis.A" style:family="table-column">
      <style:table-column-properties style:column-width="1.6875in"/>
    </style:style>
    <style:style style:name="My_5f_message_5f_analysis.B" style:display-name="My_message_analysis.B" style:family="table-column">
      <style:table-column-properties style:column-width="2.375in"/>
    </style:style>
    <style:style style:name="My_5f_message_5f_analysis.C" style:display-name="My_message_analysis.C" style:family="table-column">
      <style:table-column-properties style:column-width="2.7458in"/>
    </style:style>
    <style:style style:name="My_5f_message_5f_analysis.1" style:display-name="My_message_analysis.1" style:family="table-row">
      <style:table-row-properties style:min-row-height="0.3542in"/>
    </style:style>
    <style:style style:name="My_5f_message_5f_analysis.A1" style:display-name="My_message_analysis.A1" style:family="table-cell">
      <style:table-cell-properties style:vertical-align="middle" fo:background-color="#999999" fo:padding="0.0382in" fo:border-left="0.05pt solid #000000" fo:border-right="none" fo:border-top="0.05pt solid #000000" fo:border-bottom="0.05pt solid #000000">
        <style:background-image/>
      </style:table-cell-properties>
    </style:style>
    <style:style style:name="My_5f_message_5f_analysis.C1" style:display-name="My_message_analysis.C1" style:family="table-cell">
      <style:table-cell-properties style:vertical-align="middle" fo:background-color="#999999" fo:padding="0.0382in" fo:border="0.05pt solid #000000">
        <style:background-image/>
      </style:table-cell-properties>
    </style:style>
    <style:style style:name="My_5f_message_5f_analysis.B2" style:display-name="My_message_analysis.B2" style:family="table-cell">
      <style:table-cell-properties style:vertical-align="middle" fo:background-color="#999999" fo:padding="0.0382in" fo:border-left="0.05pt solid #000000" fo:border-right="none" fo:border-top="none" fo:border-bottom="0.05pt solid #000000">
        <style:background-image/>
      </style:table-cell-properties>
    </style:style>
    <style:style style:name="My_5f_message_5f_analysis.C2" style:display-name="My_message_analysis.C2" style:family="table-cell">
      <style:table-cell-properties style:vertical-align="middle" fo:background-color="#999999" fo:padding="0.0382in" fo:border-left="0.05pt solid #000000" fo:border-right="0.05pt solid #000000" fo:border-top="none" fo:border-bottom="0.05pt solid #000000">
        <style:background-image/>
      </style:table-cell-properties>
    </style:style>
    <style:style style:name="My_5f_message_5f_analysis.5" style:display-name="My_message_analysis.5" style:family="table-row">
      <style:table-row-properties style:min-row-height="0.3854in"/>
    </style:style>
    <style:style style:name="P1" style:family="paragraph" style:parent-style-name="Footer">
      <style:paragraph-properties fo:text-align="end" style:justify-single-word="false"/>
      <style:text-properties officeooo:rsid="003e5d43" officeooo:paragraph-rsid="003e5d43"/>
    </style:style>
    <style:style style:name="P2" style:family="paragraph" style:parent-style-name="Standard">
      <style:text-properties fo:font-size="14pt" fo:font-style="italic" fo:font-weight="bold" officeooo:rsid="001bb8b6" officeooo:paragraph-rsid="001bb8b6" style:font-size-asian="12.25pt" style:font-style-asian="italic" style:font-weight-asian="bold" style:font-size-complex="14pt" style:font-style-complex="italic" style:font-weight-complex="bold"/>
    </style:style>
    <style:style style:name="P3" style:family="paragraph" style:parent-style-name="Standard">
      <style:text-properties fo:font-size="14pt" fo:font-style="italic" fo:font-weight="bold" officeooo:rsid="001bb8b6" officeooo:paragraph-rsid="0025a19c" style:font-size-asian="12.25pt" style:font-style-asian="italic" style:font-weight-asian="bold" style:font-size-complex="14pt" style:font-style-complex="italic" style:font-weight-complex="bold"/>
    </style:style>
    <style:style style:name="P4" style:family="paragraph" style:parent-style-name="Standard">
      <style:text-properties fo:font-size="14pt" fo:font-style="italic" fo:font-weight="bold" officeooo:rsid="003270f4" officeooo:paragraph-rsid="003270f4" style:font-size-asian="12.25pt" style:font-style-asian="italic" style:font-weight-asian="bold" style:font-size-complex="14pt" style:font-style-complex="italic" style:font-weight-complex="bold"/>
    </style:style>
    <style:style style:name="P5" style:family="paragraph" style:parent-style-name="Standard">
      <style:text-properties fo:font-size="14pt" fo:font-style="italic" fo:font-weight="bold" officeooo:rsid="003ab63d" officeooo:paragraph-rsid="003ab63d" style:font-size-asian="12.25pt" style:font-style-asian="italic" style:font-weight-asian="bold" style:font-size-complex="14pt" style:font-style-complex="italic" style:font-weight-complex="bold"/>
    </style:style>
    <style:style style:name="P6" style:family="paragraph" style:parent-style-name="Standard">
      <style:text-properties fo:font-size="14pt" fo:font-style="normal" fo:font-weight="normal" officeooo:rsid="001bb8b6" officeooo:paragraph-rsid="001bb8b6" style:font-size-asian="12.25pt" style:font-style-asian="normal" style:font-weight-asian="normal" style:font-size-complex="14pt" style:font-style-complex="normal" style:font-weight-complex="normal"/>
    </style:style>
    <style:style style:name="P7" style:family="paragraph" style:parent-style-name="Standard">
      <style:text-properties fo:font-size="14pt" fo:font-style="normal" fo:font-weight="normal" officeooo:rsid="001fae0f" officeooo:paragraph-rsid="001fae0f" style:font-size-asian="12.25pt" style:font-style-asian="normal" style:font-weight-asian="normal" style:font-size-complex="14pt" style:font-style-complex="normal" style:font-weight-complex="normal"/>
    </style:style>
    <style:style style:name="P8" style:family="paragraph" style:parent-style-name="Standard">
      <style:text-properties fo:font-size="14pt" fo:font-style="normal" fo:font-weight="normal" officeooo:rsid="001fae0f" officeooo:paragraph-rsid="003323e9" style:font-size-asian="12.25pt" style:font-style-asian="normal" style:font-weight-asian="normal" style:font-size-complex="14pt" style:font-style-complex="normal" style:font-weight-complex="normal"/>
    </style:style>
    <style:style style:name="P9" style:family="paragraph" style:parent-style-name="Standard">
      <style:text-properties fo:font-size="14pt" fo:font-style="normal" fo:font-weight="normal" officeooo:rsid="003007c6" officeooo:paragraph-rsid="003007c6" style:font-size-asian="12.25pt" style:font-style-asian="normal" style:font-weight-asian="normal" style:font-size-complex="14pt" style:font-style-complex="normal" style:font-weight-complex="normal"/>
    </style:style>
    <style:style style:name="P10" style:family="paragraph" style:parent-style-name="Standard">
      <style:text-properties fo:font-size="14pt" fo:font-style="normal" fo:font-weight="normal" officeooo:rsid="003007c6" officeooo:paragraph-rsid="003270f4" style:font-size-asian="12.25pt" style:font-style-asian="normal" style:font-weight-asian="normal" style:font-size-complex="14pt" style:font-style-complex="normal" style:font-weight-complex="normal"/>
    </style:style>
    <style:style style:name="P11" style:family="paragraph" style:parent-style-name="Standard">
      <style:text-properties fo:font-size="14pt" fo:font-style="normal" fo:font-weight="normal" officeooo:rsid="002316e7" officeooo:paragraph-rsid="002316e7" style:font-size-asian="12.25pt" style:font-style-asian="normal" style:font-weight-asian="normal" style:font-size-complex="14pt" style:font-style-complex="normal" style:font-weight-complex="normal"/>
    </style:style>
    <style:style style:name="P12" style:family="paragraph" style:parent-style-name="Standard">
      <style:text-properties fo:font-size="14pt" fo:font-style="normal" fo:font-weight="normal" officeooo:rsid="002316e7" officeooo:paragraph-rsid="0048cabd" style:font-size-asian="12.25pt" style:font-style-asian="normal" style:font-weight-asian="normal" style:font-size-complex="14pt" style:font-style-complex="normal" style:font-weight-complex="normal"/>
    </style:style>
    <style:style style:name="P13" style:family="paragraph" style:parent-style-name="Standard">
      <style:text-properties fo:font-size="14pt" fo:font-style="normal" fo:font-weight="normal" officeooo:rsid="003270f4" officeooo:paragraph-rsid="003270f4" style:font-size-asian="12.25pt" style:font-style-asian="normal" style:font-weight-asian="normal" style:font-size-complex="14pt" style:font-style-complex="normal" style:font-weight-complex="normal"/>
    </style:style>
    <style:style style:name="P14" style:family="paragraph" style:parent-style-name="Standard">
      <style:text-properties fo:font-size="14pt" fo:font-style="normal" fo:font-weight="normal" officeooo:rsid="003323e9" officeooo:paragraph-rsid="003323e9" style:font-size-asian="12.25pt" style:font-style-asian="normal" style:font-weight-asian="normal" style:font-size-complex="14pt" style:font-style-complex="normal" style:font-weight-complex="normal"/>
    </style:style>
    <style:style style:name="P15" style:family="paragraph" style:parent-style-name="Standard">
      <style:text-properties fo:font-size="14pt" fo:font-style="normal" fo:font-weight="normal" officeooo:rsid="0034c05e" officeooo:paragraph-rsid="0034c05e" style:font-size-asian="12.25pt" style:font-style-asian="normal" style:font-weight-asian="normal" style:font-size-complex="14pt" style:font-style-complex="normal" style:font-weight-complex="normal"/>
    </style:style>
    <style:style style:name="P16" style:family="paragraph" style:parent-style-name="Standard">
      <style:text-properties fo:font-size="14pt" fo:font-style="normal" fo:font-weight="normal" officeooo:rsid="0036c358" officeooo:paragraph-rsid="0036c358" style:font-size-asian="12.25pt" style:font-style-asian="normal" style:font-weight-asian="normal" style:font-size-complex="14pt" style:font-style-complex="normal" style:font-weight-complex="normal"/>
    </style:style>
    <style:style style:name="P17" style:family="paragraph" style:parent-style-name="Standard">
      <style:text-properties fo:font-size="14pt" fo:font-style="normal" fo:font-weight="normal" officeooo:rsid="0037f240" officeooo:paragraph-rsid="0037f240" style:font-size-asian="12.25pt" style:font-style-asian="normal" style:font-weight-asian="normal" style:font-size-complex="14pt" style:font-style-complex="normal" style:font-weight-complex="normal"/>
    </style:style>
    <style:style style:name="P18" style:family="paragraph" style:parent-style-name="Standard">
      <style:text-properties fo:font-size="14pt" fo:font-style="normal" fo:font-weight="normal" officeooo:rsid="0038e767" officeooo:paragraph-rsid="0038e767" style:font-size-asian="12.25pt" style:font-style-asian="normal" style:font-weight-asian="normal" style:font-size-complex="14pt" style:font-style-complex="normal" style:font-weight-complex="normal"/>
    </style:style>
    <style:style style:name="P19" style:family="paragraph" style:parent-style-name="Standard">
      <style:text-properties fo:font-size="14pt" fo:font-style="normal" fo:font-weight="normal" officeooo:rsid="0038e767" officeooo:paragraph-rsid="00451009" style:font-size-asian="12.25pt" style:font-style-asian="normal" style:font-weight-asian="normal" style:font-size-complex="14pt" style:font-style-complex="normal" style:font-weight-complex="normal"/>
    </style:style>
    <style:style style:name="P20" style:family="paragraph" style:parent-style-name="Standard">
      <style:text-properties fo:font-size="14pt" fo:font-style="normal" fo:font-weight="normal" officeooo:rsid="0039c7cf" officeooo:paragraph-rsid="0039c7cf" style:font-size-asian="12.25pt" style:font-style-asian="normal" style:font-weight-asian="normal" style:font-size-complex="14pt" style:font-style-complex="normal" style:font-weight-complex="normal"/>
    </style:style>
    <style:style style:name="P21" style:family="paragraph" style:parent-style-name="Standard">
      <style:text-properties fo:font-size="14pt" fo:font-style="normal" fo:font-weight="normal" officeooo:rsid="003a6ead" officeooo:paragraph-rsid="003a6ead" style:font-size-asian="12.25pt" style:font-style-asian="normal" style:font-weight-asian="normal" style:font-size-complex="14pt" style:font-style-complex="normal" style:font-weight-complex="normal"/>
    </style:style>
    <style:style style:name="P22" style:family="paragraph" style:parent-style-name="Standard">
      <style:text-properties fo:font-size="14pt" fo:font-style="normal" fo:font-weight="normal" officeooo:rsid="003a6ead" officeooo:paragraph-rsid="003ab63d" style:font-size-asian="12.25pt" style:font-style-asian="normal" style:font-weight-asian="normal" style:font-size-complex="14pt" style:font-style-complex="normal" style:font-weight-complex="normal"/>
    </style:style>
    <style:style style:name="P23" style:family="paragraph" style:parent-style-name="Standard">
      <style:text-properties fo:font-size="14pt" fo:font-style="normal" fo:font-weight="normal" officeooo:rsid="003ab63d" officeooo:paragraph-rsid="003ab63d" style:font-size-asian="12.25pt" style:font-style-asian="normal" style:font-weight-asian="normal" style:font-size-complex="14pt" style:font-style-complex="normal" style:font-weight-complex="normal"/>
    </style:style>
    <style:style style:name="P24" style:family="paragraph" style:parent-style-name="Standard">
      <style:text-properties fo:font-size="14pt" fo:font-style="normal" fo:font-weight="normal" officeooo:rsid="00454d17" officeooo:paragraph-rsid="00454d17" style:font-size-asian="12.25pt" style:font-style-asian="normal" style:font-weight-asian="normal" style:font-size-complex="14pt" style:font-style-complex="normal" style:font-weight-complex="normal"/>
    </style:style>
    <style:style style:name="P25" style:family="paragraph" style:parent-style-name="Standard">
      <style:text-properties fo:font-size="14pt" fo:font-style="normal" fo:font-weight="normal" officeooo:rsid="004698be" officeooo:paragraph-rsid="004698be" style:font-size-asian="12.25pt" style:font-style-asian="normal" style:font-weight-asian="normal" style:font-size-complex="14pt" style:font-style-complex="normal" style:font-weight-complex="normal"/>
    </style:style>
    <style:style style:name="P26" style:family="paragraph" style:parent-style-name="Standard">
      <style:text-properties fo:font-size="14pt" fo:font-style="normal" fo:font-weight="normal" officeooo:rsid="0047f1c5" officeooo:paragraph-rsid="0047f1c5" style:font-size-asian="12.25pt" style:font-style-asian="normal" style:font-weight-asian="normal" style:font-size-complex="14pt" style:font-style-complex="normal" style:font-weight-complex="normal"/>
    </style:style>
    <style:style style:name="P27" style:family="paragraph" style:parent-style-name="Standard">
      <style:text-properties fo:font-size="14pt" fo:font-style="normal" fo:font-weight="normal" officeooo:rsid="0047f1c5" officeooo:paragraph-rsid="004abf3e" style:font-size-asian="12.25pt" style:font-style-asian="normal" style:font-weight-asian="normal" style:font-size-complex="14pt" style:font-style-complex="normal" style:font-weight-complex="normal"/>
    </style:style>
    <style:style style:name="P28" style:family="paragraph" style:parent-style-name="Standard">
      <style:text-properties fo:font-size="14pt" fo:font-style="normal" fo:font-weight="normal" officeooo:rsid="0048cabd" officeooo:paragraph-rsid="0048cabd" style:font-size-asian="12.25pt" style:font-style-asian="normal" style:font-weight-asian="normal" style:font-size-complex="14pt" style:font-style-complex="normal" style:font-weight-complex="normal"/>
    </style:style>
    <style:style style:name="P29" style:family="paragraph" style:parent-style-name="Standard">
      <style:text-properties fo:font-size="14pt" fo:font-style="normal" fo:font-weight="normal" officeooo:rsid="0048cabd" officeooo:paragraph-rsid="00490481" style:font-size-asian="12.25pt" style:font-style-asian="normal" style:font-weight-asian="normal" style:font-size-complex="14pt" style:font-style-complex="normal" style:font-weight-complex="normal"/>
    </style:style>
    <style:style style:name="P30" style:family="paragraph" style:parent-style-name="Standard">
      <style:text-properties fo:font-size="14pt" fo:font-style="normal" fo:font-weight="normal" officeooo:rsid="00490481" officeooo:paragraph-rsid="00490481" style:font-size-asian="12.25pt" style:font-style-asian="normal" style:font-weight-asian="normal" style:font-size-complex="14pt" style:font-style-complex="normal" style:font-weight-complex="normal"/>
    </style:style>
    <style:style style:name="P31" style:family="paragraph" style:parent-style-name="Standard">
      <style:text-properties fo:font-size="14pt" fo:font-style="normal" fo:font-weight="normal" officeooo:rsid="004abf3e" officeooo:paragraph-rsid="004abf3e" style:font-size-asian="12.25pt" style:font-style-asian="normal" style:font-weight-asian="normal" style:font-size-complex="14pt" style:font-style-complex="normal" style:font-weight-complex="normal"/>
    </style:style>
    <style:style style:name="P32" style:family="paragraph" style:parent-style-name="Standard">
      <style:text-properties fo:font-size="14pt" fo:font-style="normal" fo:font-weight="normal" officeooo:rsid="004e19df" officeooo:paragraph-rsid="004e19df" style:font-size-asian="12.25pt" style:font-style-asian="normal" style:font-weight-asian="normal" style:font-size-complex="14pt" style:font-style-complex="normal" style:font-weight-complex="normal"/>
    </style:style>
    <style:style style:name="P33" style:family="paragraph" style:parent-style-name="Standard">
      <style:text-properties fo:font-size="14pt" fo:font-style="normal" fo:font-weight="normal" officeooo:rsid="004ff2ae" officeooo:paragraph-rsid="00454d17" style:font-size-asian="12.25pt" style:font-style-asian="normal" style:font-weight-asian="normal" style:font-size-complex="14pt" style:font-style-complex="normal" style:font-weight-complex="normal"/>
    </style:style>
    <style:style style:name="P34" style:family="paragraph" style:parent-style-name="Standard">
      <style:text-properties fo:font-size="14pt" fo:font-style="normal" fo:font-weight="normal" officeooo:rsid="004ff2ae" officeooo:paragraph-rsid="004ff2ae" style:font-size-asian="12.25pt" style:font-style-asian="normal" style:font-weight-asian="normal" style:font-size-complex="14pt" style:font-style-complex="normal" style:font-weight-complex="normal"/>
    </style:style>
    <style:style style:name="P35" style:family="paragraph" style:parent-style-name="Standard">
      <style:text-properties fo:font-size="14pt" fo:font-style="normal" fo:font-weight="normal" officeooo:rsid="005052d1" officeooo:paragraph-rsid="005052d1" style:font-size-asian="12.25pt" style:font-style-asian="normal" style:font-weight-asian="normal" style:font-size-complex="14pt" style:font-style-complex="normal" style:font-weight-complex="normal"/>
    </style:style>
    <style:style style:name="P36" style:family="paragraph" style:parent-style-name="Standard">
      <style:text-properties fo:font-size="14pt" fo:font-style="normal" fo:font-weight="normal" officeooo:rsid="00534905" officeooo:paragraph-rsid="00534905" style:font-size-asian="12.25pt" style:font-style-asian="normal" style:font-weight-asian="normal" style:font-size-complex="14pt" style:font-style-complex="normal" style:font-weight-complex="normal"/>
    </style:style>
    <style:style style:name="P37" style:family="paragraph" style:parent-style-name="Standard">
      <style:text-properties fo:font-size="14pt" fo:font-style="normal" fo:font-weight="normal" officeooo:rsid="0055e1ad" officeooo:paragraph-rsid="0055e1ad" style:font-size-asian="12.25pt" style:font-style-asian="normal" style:font-weight-asian="normal" style:font-size-complex="14pt" style:font-style-complex="normal" style:font-weight-complex="normal"/>
    </style:style>
    <style:style style:name="P38" style:family="paragraph" style:parent-style-name="Standard">
      <style:text-properties fo:font-size="14pt" fo:font-style="normal" fo:font-weight="normal" officeooo:rsid="0055e1ad" officeooo:paragraph-rsid="00561fd8" style:font-size-asian="12.25pt" style:font-style-asian="normal" style:font-weight-asian="normal" style:font-size-complex="14pt" style:font-style-complex="normal" style:font-weight-complex="normal"/>
    </style:style>
    <style:style style:name="P39" style:family="paragraph" style:parent-style-name="Standard">
      <style:text-properties fo:font-size="14pt" fo:font-style="normal" fo:font-weight="normal" officeooo:rsid="00561fd8" officeooo:paragraph-rsid="00561fd8" style:font-size-asian="12.25pt" style:font-style-asian="normal" style:font-weight-asian="normal" style:font-size-complex="14pt" style:font-style-complex="normal" style:font-weight-complex="normal"/>
    </style:style>
    <style:style style:name="P40" style:family="paragraph" style:parent-style-name="Standard">
      <style:text-properties fo:font-size="14pt" fo:font-style="normal" fo:font-weight="normal" officeooo:rsid="00561fd8" officeooo:paragraph-rsid="0058892d" style:font-size-asian="12.25pt" style:font-style-asian="normal" style:font-weight-asian="normal" style:font-size-complex="14pt" style:font-style-complex="normal" style:font-weight-complex="normal"/>
    </style:style>
    <style:style style:name="P41" style:family="paragraph" style:parent-style-name="Standard">
      <style:text-properties fo:font-size="14pt" fo:font-style="normal" fo:font-weight="normal" officeooo:rsid="0057a0ab" officeooo:paragraph-rsid="0057a0ab" style:font-size-asian="12.25pt" style:font-style-asian="normal" style:font-weight-asian="normal" style:font-size-complex="14pt" style:font-style-complex="normal" style:font-weight-complex="normal"/>
    </style:style>
    <style:style style:name="P42" style:family="paragraph" style:parent-style-name="Standard">
      <style:text-properties fo:font-size="14pt" fo:font-style="normal" fo:font-weight="normal" officeooo:rsid="0057c02b" officeooo:paragraph-rsid="0057c02b" style:font-size-asian="12.25pt" style:font-style-asian="normal" style:font-weight-asian="normal" style:font-size-complex="14pt" style:font-style-complex="normal" style:font-weight-complex="normal"/>
    </style:style>
    <style:style style:name="P43" style:family="paragraph" style:parent-style-name="Standard">
      <style:text-properties fo:font-size="14pt" fo:font-style="normal" fo:font-weight="normal" officeooo:rsid="005983d8" officeooo:paragraph-rsid="005983d8" style:font-size-asian="12.25pt" style:font-style-asian="normal" style:font-weight-asian="normal" style:font-size-complex="14pt" style:font-style-complex="normal" style:font-weight-complex="normal"/>
    </style:style>
    <style:style style:name="P44" style:family="paragraph" style:parent-style-name="Standard">
      <style:text-properties fo:font-size="14pt" fo:font-style="normal" fo:font-weight="normal" officeooo:rsid="005b4c94" officeooo:paragraph-rsid="005b4c94" style:font-size-asian="12.25pt" style:font-style-asian="normal" style:font-weight-asian="normal" style:font-size-complex="14pt" style:font-style-complex="normal" style:font-weight-complex="normal"/>
    </style:style>
    <style:style style:name="P45" style:family="paragraph" style:parent-style-name="Standard">
      <style:text-properties fo:font-size="14pt" fo:font-style="normal" fo:font-weight="normal" officeooo:rsid="005dbb26" officeooo:paragraph-rsid="005dbb26" style:font-size-asian="12.25pt" style:font-style-asian="normal" style:font-weight-asian="normal" style:font-size-complex="14pt" style:font-style-complex="normal" style:font-weight-complex="normal"/>
    </style:style>
    <style:style style:name="P46" style:family="paragraph" style:parent-style-name="Standard">
      <style:text-properties fo:font-size="14pt" fo:font-style="normal" fo:font-weight="normal" officeooo:rsid="006735b7" officeooo:paragraph-rsid="006735b7" style:font-size-asian="12.25pt" style:font-style-asian="normal" style:font-weight-asian="normal" style:font-size-complex="14pt" style:font-style-complex="normal" style:font-weight-complex="normal"/>
    </style:style>
    <style:style style:name="P47" style:family="paragraph" style:parent-style-name="Standard">
      <style:text-properties fo:font-size="14pt" fo:font-style="normal" fo:font-weight="normal" officeooo:rsid="004e19df" officeooo:paragraph-rsid="004e19df" fo:background-color="#72bf44" style:font-size-asian="12.25pt" style:font-style-asian="normal" style:font-weight-asian="normal" style:font-size-complex="14pt" style:font-style-complex="normal" style:font-weight-complex="normal"/>
    </style:style>
    <style:style style:name="P48" style:family="paragraph" style:parent-style-name="Standard">
      <style:text-properties fo:font-size="14pt" fo:font-style="normal" fo:font-weight="normal" officeooo:rsid="005be116" officeooo:paragraph-rsid="005be116" fo:background-color="#72bf44" style:font-size-asian="12.25pt" style:font-style-asian="normal" style:font-weight-asian="normal" style:font-size-complex="14pt" style:font-style-complex="normal" style:font-weight-complex="normal"/>
    </style:style>
    <style:style style:name="P49" style:family="paragraph" style:parent-style-name="Standard">
      <style:text-properties fo:font-size="14pt" fo:font-style="normal" fo:font-weight="normal" officeooo:rsid="0074c3f5" officeooo:paragraph-rsid="0074c3f5" fo:background-color="#72bf44" style:font-size-asian="12.25pt" style:font-style-asian="normal" style:font-weight-asian="normal" style:font-size-complex="14pt" style:font-style-complex="normal" style:font-weight-complex="normal"/>
    </style:style>
    <style:style style:name="P50" style:family="paragraph" style:parent-style-name="Standard">
      <style:text-properties fo:font-size="14pt" fo:font-style="normal" fo:font-weight="normal" officeooo:rsid="006735b7" officeooo:paragraph-rsid="006735b7" fo:background-color="#fff450" style:font-size-asian="12.25pt" style:font-style-asian="normal" style:font-weight-asian="normal" style:font-size-complex="14pt" style:font-style-complex="normal" style:font-weight-complex="normal"/>
    </style:style>
    <style:style style:name="P51" style:family="paragraph" style:parent-style-name="Standard">
      <style:text-properties fo:font-size="14pt" fo:font-style="normal" fo:font-weight="normal" officeooo:rsid="0068eec7" officeooo:paragraph-rsid="0068eec7" fo:background-color="#fff450" style:font-size-asian="12.25pt" style:font-style-asian="normal" style:font-weight-asian="normal" style:font-size-complex="14pt" style:font-style-complex="normal" style:font-weight-complex="normal"/>
    </style:style>
    <style:style style:name="P52" style:family="paragraph" style:parent-style-name="Standard">
      <style:text-properties fo:font-size="14pt" fo:font-style="normal" fo:font-weight="normal" officeooo:rsid="005dbb26" officeooo:paragraph-rsid="006c7e1c" fo:background-color="#fff450" style:font-size-asian="12.25pt" style:font-style-asian="normal" style:font-weight-asian="normal" style:font-size-complex="14pt" style:font-style-complex="normal" style:font-weight-complex="normal"/>
    </style:style>
    <style:style style:name="P53" style:family="paragraph" style:parent-style-name="Standard">
      <style:text-properties fo:font-size="14pt" fo:font-style="normal" fo:font-weight="normal" officeooo:rsid="00600930" officeooo:paragraph-rsid="00600930" fo:background-color="#fff450" style:font-size-asian="12.25pt" style:font-style-asian="normal" style:font-weight-asian="normal" style:font-size-complex="14pt" style:font-style-complex="normal" style:font-weight-complex="normal"/>
    </style:style>
    <style:style style:name="P54" style:family="paragraph" style:parent-style-name="Standard">
      <style:text-properties fo:font-size="14pt" fo:font-style="normal" fo:font-weight="normal" officeooo:rsid="0078af10" officeooo:paragraph-rsid="0078af10" fo:background-color="#f04e4d" style:font-size-asian="12.25pt" style:font-style-asian="normal" style:font-weight-asian="normal" style:font-size-complex="14pt" style:font-style-complex="normal" style:font-weight-complex="normal"/>
    </style:style>
    <style:style style:name="P55" style:family="paragraph" style:parent-style-name="Standard">
      <style:paragraph-properties fo:line-height="200%" fo:text-align="start" style:justify-single-word="false"/>
      <style:text-properties fo:font-size="16pt" fo:font-style="italic" fo:font-weight="bold" officeooo:rsid="0025a19c" officeooo:paragraph-rsid="003e5d43" style:font-size-asian="16pt" style:font-style-asian="italic" style:font-weight-asian="bold" style:font-size-complex="16pt" style:font-style-complex="italic" style:font-weight-complex="bold"/>
    </style:style>
    <style:style style:name="P56" style:family="paragraph" style:parent-style-name="Standard">
      <style:paragraph-properties fo:line-height="200%" fo:text-align="start" style:justify-single-word="false"/>
      <style:text-properties fo:font-size="16pt" fo:font-style="italic" fo:font-weight="bold" officeooo:paragraph-rsid="0025a19c" style:font-size-asian="16pt" style:font-style-asian="italic" style:font-weight-asian="bold" style:font-size-complex="16pt" style:font-style-complex="italic" style:font-weight-complex="bold"/>
    </style:style>
    <style:style style:name="P57" style:family="paragraph" style:parent-style-name="Standard">
      <style:paragraph-properties fo:line-height="200%"/>
      <style:text-properties fo:font-size="16pt" fo:font-style="italic" fo:font-weight="bold" officeooo:rsid="003e5d43" officeooo:paragraph-rsid="003e5d43" style:font-size-asian="16pt" style:font-style-asian="italic" style:font-weight-asian="bold" style:font-size-complex="16pt" style:font-style-complex="italic" style:font-weight-complex="bold"/>
    </style:style>
    <style:style style:name="P58" style:family="paragraph" style:parent-style-name="Standard">
      <style:paragraph-properties fo:line-height="200%"/>
      <style:text-properties fo:font-size="16pt" fo:font-style="italic" fo:font-weight="bold" officeooo:rsid="004285af" officeooo:paragraph-rsid="004285af" style:font-size-asian="16pt" style:font-style-asian="italic" style:font-weight-asian="bold" style:font-size-complex="16pt" style:font-style-complex="italic" style:font-weight-complex="bold"/>
    </style:style>
    <style:style style:name="P59" style:family="paragraph" style:parent-style-name="Standard">
      <style:text-properties fo:font-size="16pt" fo:font-style="italic" fo:font-weight="bold" officeooo:rsid="004ff2ae" officeooo:paragraph-rsid="004ff2ae" style:font-size-asian="16pt" style:font-style-asian="italic" style:font-weight-asian="bold" style:font-size-complex="16pt" style:font-style-complex="italic" style:font-weight-complex="bold"/>
    </style:style>
    <style:style style:name="P60" style:family="paragraph" style:parent-style-name="Standard">
      <style:text-properties fo:font-size="16pt" fo:font-style="italic" fo:font-weight="bold" officeooo:rsid="003ab63d" officeooo:paragraph-rsid="003ab63d" style:font-size-asian="16pt" style:font-style-asian="italic" style:font-weight-asian="bold" style:font-size-complex="16pt" style:font-style-complex="italic" style:font-weight-complex="bold"/>
    </style:style>
    <style:style style:name="P61" style:family="paragraph" style:parent-style-name="Standard">
      <style:text-properties fo:font-size="16pt" fo:font-style="italic" fo:font-weight="bold" officeooo:rsid="001bb8b6" officeooo:paragraph-rsid="001bb8b6" style:font-size-asian="16pt" style:font-style-asian="italic" style:font-weight-asian="bold" style:font-size-complex="16pt" style:font-style-complex="italic" style:font-weight-complex="bold"/>
    </style:style>
    <style:style style:name="P62" style:family="paragraph" style:parent-style-name="Standard">
      <style:text-properties fo:font-size="16pt" fo:font-style="italic" fo:font-weight="bold" officeooo:rsid="00561fd8" officeooo:paragraph-rsid="00561fd8" style:font-size-asian="16pt" style:font-style-asian="italic" style:font-weight-asian="bold" style:font-size-complex="16pt" style:font-style-complex="italic" style:font-weight-complex="bold"/>
    </style:style>
    <style:style style:name="P63" style:family="paragraph" style:parent-style-name="Standard">
      <style:text-properties fo:font-size="16pt" fo:font-style="italic" fo:font-weight="bold" officeooo:rsid="00454d17" officeooo:paragraph-rsid="00454d17" style:font-size-asian="16pt" style:font-style-asian="italic" style:font-weight-asian="bold" style:font-size-complex="16pt" style:font-style-complex="italic" style:font-weight-complex="bold"/>
    </style:style>
    <style:style style:name="P64" style:family="paragraph" style:parent-style-name="Standard">
      <style:text-properties fo:font-size="16pt" fo:font-style="normal" fo:font-weight="normal" officeooo:rsid="0038e767" officeooo:paragraph-rsid="00451009" style:font-size-asian="16pt" style:font-style-asian="normal" style:font-weight-asian="normal" style:font-size-complex="16pt" style:font-style-complex="normal" style:font-weight-complex="normal"/>
    </style:style>
    <style:style style:name="P65" style:family="paragraph" style:parent-style-name="Table_20_Contents">
      <style:paragraph-properties fo:text-align="center" style:justify-single-word="false"/>
      <style:text-properties style:use-window-font-color="true" fo:font-size="22pt" officeooo:rsid="003f4700" officeooo:paragraph-rsid="003f4700" style:font-size-asian="22pt" style:font-size-complex="22pt"/>
    </style:style>
    <style:style style:name="P66" style:family="paragraph" style:parent-style-name="Table_20_Contents">
      <style:paragraph-properties fo:text-align="center" style:justify-single-word="false"/>
      <style:text-properties style:use-window-font-color="true" fo:font-size="16pt" officeooo:rsid="00418b39" officeooo:paragraph-rsid="00418b39" style:font-size-asian="16pt" style:font-size-complex="16pt"/>
    </style:style>
    <style:style style:name="P67" style:family="paragraph" style:parent-style-name="Table_20_Contents">
      <style:paragraph-properties fo:text-align="start" style:justify-single-word="false"/>
      <style:text-properties style:use-window-font-color="true" fo:font-size="16pt" officeooo:rsid="004129e8" officeooo:paragraph-rsid="004129e8" style:font-size-asian="16pt" style:font-size-complex="16pt"/>
    </style:style>
    <style:style style:name="P68" style:family="paragraph" style:parent-style-name="Table_20_Contents">
      <style:paragraph-properties fo:text-align="center" style:justify-single-word="false"/>
      <style:text-properties style:use-window-font-color="true" fo:font-size="16pt" officeooo:rsid="004129e8" officeooo:paragraph-rsid="004129e8" style:font-size-asian="16pt" style:font-size-complex="16pt"/>
    </style:style>
    <style:style style:name="P69" style:family="paragraph" style:parent-style-name="Table_20_Contents">
      <style:paragraph-properties fo:text-align="start" style:justify-single-word="false"/>
      <style:text-properties style:use-window-font-color="true" fo:font-size="16pt" officeooo:rsid="00417e78" officeooo:paragraph-rsid="00417e78" style:font-size-asian="16pt" style:font-size-complex="16pt"/>
    </style:style>
    <style:style style:name="P70" style:family="paragraph" style:parent-style-name="Table_20_Contents">
      <style:paragraph-properties fo:text-align="center" style:justify-single-word="false"/>
      <style:text-properties fo:color="#ffffff" fo:font-size="22pt" officeooo:rsid="003f4700" officeooo:paragraph-rsid="003f4700" style:font-size-asian="22pt" style:font-size-complex="22pt"/>
    </style:style>
    <style:style style:name="P71" style:family="paragraph" style:parent-style-name="Table_20_Contents">
      <style:paragraph-properties fo:text-align="center" style:justify-single-word="false"/>
      <style:text-properties fo:color="#ffffff" fo:font-size="22pt" officeooo:rsid="003f4700" officeooo:paragraph-rsid="0058892d" style:font-size-asian="22pt" style:font-size-complex="22pt"/>
    </style:style>
    <style:style style:name="P72" style:family="paragraph" style:parent-style-name="Table_20_Contents">
      <style:paragraph-properties fo:text-align="start" style:justify-single-word="false"/>
      <style:text-properties fo:color="#ffffff" fo:font-size="16pt" officeooo:rsid="00418b39" officeooo:paragraph-rsid="00418b39" style:font-size-asian="16pt" style:font-size-complex="16pt"/>
    </style:style>
    <style:style style:name="P73" style:family="paragraph" style:parent-style-name="Table_20_Contents">
      <style:paragraph-properties fo:text-align="start" style:justify-single-word="false"/>
      <style:text-properties fo:color="#ffffff" fo:font-size="16pt" officeooo:rsid="00418b39" officeooo:paragraph-rsid="0058892d" style:font-size-asian="16pt" style:font-size-complex="16pt"/>
    </style:style>
    <style:style style:name="P74" style:family="paragraph" style:parent-style-name="Table_20_Contents">
      <style:paragraph-properties fo:text-align="center" style:justify-single-word="false"/>
      <style:text-properties fo:color="#ffffff" fo:font-size="16pt" officeooo:rsid="00418b39" officeooo:paragraph-rsid="00418b39" style:font-size-asian="16pt" style:font-size-complex="16pt"/>
    </style:style>
    <style:style style:name="P75" style:family="paragraph" style:parent-style-name="Table_20_Contents">
      <style:paragraph-properties fo:text-align="center" style:justify-single-word="false"/>
      <style:text-properties fo:color="#ffffff" fo:font-size="16pt" officeooo:rsid="00418b39" officeooo:paragraph-rsid="0058892d" style:font-size-asian="16pt" style:font-size-complex="16pt"/>
    </style:style>
    <style:style style:name="P76" style:family="paragraph" style:parent-style-name="Table_20_Contents">
      <style:paragraph-properties fo:text-align="start" style:justify-single-word="false"/>
      <style:text-properties fo:color="#ffffff" fo:font-size="16pt" officeooo:rsid="00444ad2" officeooo:paragraph-rsid="00444ad2" style:font-size-asian="16pt" style:font-size-complex="16pt"/>
    </style:style>
    <style:style style:name="P77" style:family="paragraph" style:parent-style-name="Table_20_Contents">
      <style:paragraph-properties fo:text-align="center" style:justify-single-word="false"/>
      <style:text-properties fo:color="#ffffff" fo:font-size="16pt" officeooo:rsid="00444ad2" officeooo:paragraph-rsid="00444ad2" style:font-size-asian="16pt" style:font-size-complex="16pt"/>
    </style:style>
    <style:style style:name="P78" style:family="paragraph" style:parent-style-name="Table_20_Contents">
      <style:paragraph-properties fo:text-align="center" style:justify-single-word="false"/>
      <style:text-properties fo:color="#ffffff" fo:font-size="16pt" officeooo:rsid="004c5012" officeooo:paragraph-rsid="004c5012" style:font-size-asian="16pt" style:font-size-complex="16pt"/>
    </style:style>
    <style:style style:name="P79" style:family="paragraph" style:parent-style-name="Table_20_Contents">
      <style:paragraph-properties fo:text-align="center" style:justify-single-word="false"/>
      <style:text-properties fo:color="#ffffff" fo:font-size="16pt" officeooo:rsid="0058892d" officeooo:paragraph-rsid="0058892d" style:font-size-asian="16pt" style:font-size-complex="16pt"/>
    </style:style>
    <style:style style:name="P80" style:family="paragraph" style:parent-style-name="Table_20_Contents">
      <style:paragraph-properties fo:text-align="center" style:justify-single-word="false"/>
      <style:text-properties fo:color="#ffffff" fo:font-size="16pt" officeooo:rsid="005dbb26" officeooo:paragraph-rsid="005dbb26" style:font-size-asian="16pt" style:font-size-complex="16pt"/>
    </style:style>
    <style:style style:name="P81" style:family="paragraph" style:parent-style-name="Standard" style:master-page-name="First_20_Page">
      <style:paragraph-properties fo:line-height="200%" fo:text-align="start" style:justify-single-word="false" style:page-number="auto"/>
      <style:text-properties fo:font-size="16pt" fo:font-style="italic" fo:font-weight="bold" officeooo:paragraph-rsid="0025a19c" style:font-size-asian="16pt" style:font-style-asian="italic" style:font-weight-asian="bold" style:font-size-complex="16pt" style:font-style-complex="italic" style:font-weight-complex="bold"/>
    </style:style>
    <style:style style:name="P82" style:family="paragraph" style:parent-style-name="Standard">
      <style:paragraph-properties fo:line-height="200%" fo:text-align="start" style:justify-single-word="false"/>
      <style:text-properties fo:font-size="16pt" fo:font-style="italic" fo:font-weight="bold" officeooo:rsid="003e5d43" officeooo:paragraph-rsid="0025a19c" style:font-size-asian="16pt" style:font-style-asian="italic" style:font-weight-asian="bold" style:font-size-complex="16pt" style:font-style-complex="italic" style:font-weight-complex="bold"/>
    </style:style>
    <style:style style:name="P83" style:family="paragraph" style:parent-style-name="Standard">
      <style:text-properties fo:font-size="14pt" fo:font-style="normal" fo:font-weight="normal" officeooo:rsid="00203097" officeooo:paragraph-rsid="003323e9" style:font-size-asian="12.25pt" style:font-style-asian="normal" style:font-weight-asian="normal" style:font-size-complex="14pt" style:font-style-complex="normal" style:font-weight-complex="normal"/>
    </style:style>
    <style:style style:name="P84" style:family="paragraph" style:parent-style-name="Standard">
      <style:text-properties fo:font-size="14pt" fo:font-style="normal" fo:font-weight="normal" officeooo:rsid="003270f4" officeooo:paragraph-rsid="003270f4" style:font-size-asian="12.25pt" style:font-style-asian="normal" style:font-weight-asian="normal" style:font-size-complex="14pt" style:font-style-complex="normal" style:font-weight-complex="normal"/>
    </style:style>
    <style:style style:name="P85" style:family="paragraph" style:parent-style-name="Standard">
      <style:text-properties fo:font-size="14pt" fo:font-style="normal" fo:font-weight="normal" officeooo:rsid="004698be" officeooo:paragraph-rsid="0047f1c5" style:font-size-asian="12.25pt" style:font-style-asian="normal" style:font-weight-asian="normal" style:font-size-complex="14pt" style:font-style-complex="normal" style:font-weight-complex="normal"/>
    </style:style>
    <style:style style:name="P86" style:family="paragraph" style:parent-style-name="Standard">
      <style:text-properties fo:font-size="14pt" fo:font-style="normal" fo:font-weight="normal" officeooo:rsid="0048cabd" officeooo:paragraph-rsid="00490481" style:font-size-asian="12.25pt" style:font-style-asian="normal" style:font-weight-asian="normal" style:font-size-complex="14pt" style:font-style-complex="normal" style:font-weight-complex="normal"/>
    </style:style>
    <style:style style:name="P87" style:family="paragraph" style:parent-style-name="Standard">
      <style:text-properties fo:font-size="14pt" fo:font-style="normal" fo:font-weight="normal" officeooo:rsid="0048cabd" officeooo:paragraph-rsid="0048cabd" style:font-size-asian="12.25pt" style:font-style-asian="normal" style:font-weight-asian="normal" style:font-size-complex="14pt" style:font-style-complex="normal" style:font-weight-complex="normal"/>
    </style:style>
    <style:style style:name="P88" style:family="paragraph" style:parent-style-name="Standard">
      <style:text-properties fo:font-size="14pt" fo:font-style="normal" fo:font-weight="normal" officeooo:rsid="0048cabd" officeooo:paragraph-rsid="004abf3e" style:font-size-asian="12.25pt" style:font-style-asian="normal" style:font-weight-asian="normal" style:font-size-complex="14pt" style:font-style-complex="normal" style:font-weight-complex="normal"/>
    </style:style>
    <style:style style:name="P89" style:family="paragraph" style:parent-style-name="Standard">
      <style:text-properties fo:font-size="14pt" fo:font-style="normal" fo:font-weight="normal" officeooo:rsid="005be116" officeooo:paragraph-rsid="005be116" fo:background-color="#72bf44" style:font-size-asian="12.25pt" style:font-style-asian="normal" style:font-weight-asian="normal" style:font-size-complex="14pt" style:font-style-complex="normal" style:font-weight-complex="normal"/>
    </style:style>
    <style:style style:name="P90" style:family="paragraph" style:parent-style-name="Standard">
      <style:text-properties fo:font-size="14pt" fo:font-style="italic" fo:font-weight="bold" officeooo:rsid="0037f240" officeooo:paragraph-rsid="0037f240" style:font-size-asian="12.25pt" style:font-style-asian="italic" style:font-weight-asian="bold" style:font-size-complex="14pt" style:font-style-complex="italic" style:font-weight-complex="bold"/>
    </style:style>
    <style:style style:name="T1" style:family="text">
      <style:text-properties officeooo:rsid="001cd159"/>
    </style:style>
    <style:style style:name="T2" style:family="text">
      <style:text-properties officeooo:rsid="00203097"/>
    </style:style>
    <style:style style:name="T3" style:family="text">
      <style:text-properties officeooo:rsid="0024071d"/>
    </style:style>
    <style:style style:name="T4" style:family="text">
      <style:text-properties officeooo:rsid="003270f4"/>
    </style:style>
    <style:style style:name="T5" style:family="text">
      <style:text-properties officeooo:rsid="003323e9"/>
    </style:style>
    <style:style style:name="T6" style:family="text">
      <style:text-properties fo:font-style="italic" fo:font-weight="bold" officeooo:rsid="002f1612" style:font-style-asian="italic" style:font-weight-asian="bold" style:font-style-complex="italic" style:font-weight-complex="bold"/>
    </style:style>
    <style:style style:name="T7" style:family="text">
      <style:text-properties fo:font-style="italic" fo:font-weight="bold" officeooo:rsid="003ab63d" style:font-style-asian="italic" style:font-weight-asian="bold" style:font-style-complex="italic" style:font-weight-complex="bold"/>
    </style:style>
    <style:style style:name="T8" style:family="text">
      <style:text-properties fo:font-style="italic" fo:font-weight="bold" officeooo:rsid="003ca89e" style:font-style-asian="italic" style:font-weight-asian="bold" style:font-style-complex="italic" style:font-weight-complex="bold"/>
    </style:style>
    <style:style style:name="T9" style:family="text">
      <style:text-properties officeooo:rsid="0038e767"/>
    </style:style>
    <style:style style:name="T10" style:family="text">
      <style:text-properties officeooo:rsid="003ab63d"/>
    </style:style>
    <style:style style:name="T11" style:family="text">
      <style:text-properties officeooo:rsid="003e5d43"/>
    </style:style>
    <style:style style:name="T12" style:family="text">
      <style:text-properties officeooo:rsid="00444ad2"/>
    </style:style>
    <style:style style:name="T13" style:family="text">
      <style:text-properties officeooo:rsid="004e19df"/>
    </style:style>
    <style:style style:name="T14" style:family="text">
      <style:text-properties officeooo:rsid="004ff2ae"/>
    </style:style>
    <style:style style:name="T15" style:family="text">
      <style:text-properties officeooo:rsid="0055e1ad"/>
    </style:style>
    <style:style style:name="T16" style:family="text">
      <style:text-properties officeooo:rsid="00561fd8"/>
    </style:style>
    <style:style style:name="T17" style:family="text">
      <style:text-properties officeooo:rsid="0057c02b"/>
    </style:style>
    <style:style style:name="T18" style:family="text">
      <style:text-properties officeooo:rsid="0058892d"/>
    </style:style>
    <style:style style:name="T19" style:family="text">
      <style:text-properties officeooo:rsid="00591982"/>
    </style:style>
    <style:style style:name="T20" style:family="text">
      <style:text-properties officeooo:rsid="005b4c94"/>
    </style:style>
    <style:style style:name="T21" style:family="text">
      <style:text-properties officeooo:rsid="005be116"/>
    </style:style>
    <style:style style:name="T22" style:family="text">
      <style:text-properties officeooo:rsid="005dbb26"/>
    </style:style>
    <style:style style:name="T23" style:family="text">
      <style:text-properties officeooo:rsid="00600930"/>
    </style:style>
    <style:style style:name="T24" style:family="text">
      <style:text-properties officeooo:rsid="006735b7"/>
    </style:style>
    <style:style style:name="T25" style:family="text">
      <style:text-properties officeooo:rsid="006952a9"/>
    </style:style>
    <style:style style:name="T26" style:family="text">
      <style:text-properties officeooo:rsid="006b8c55"/>
    </style:style>
    <style:style style:name="T27" style:family="text">
      <style:text-properties officeooo:rsid="006c927c"/>
    </style:style>
    <style:style style:name="T28" style:family="text">
      <style:text-properties officeooo:rsid="006d6c6e"/>
    </style:style>
    <style:style style:name="T29" style:family="text">
      <style:text-properties officeooo:rsid="00737e5e"/>
    </style:style>
    <style:style style:name="T30" style:family="text">
      <style:text-properties officeooo:rsid="00737fe0"/>
    </style:style>
    <style:style style:name="T31" style:family="text">
      <style:text-properties officeooo:rsid="007984d5"/>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
      <text:p text:style-name="P56"/>
      <text:p text:style-name="P56"/>
      <text:p text:style-name="P56"/>
      <text:p text:style-name="P56"/>
      <text:p text:style-name="P82">Student: Desiatkin Dmitrii </text:p>
      <text:p text:style-name="P55"><text:span text:style-name="T11">Group: </text:span>MS_RO1_Y2.</text:p>
      <text:p text:style-name="P57">Instructor: Leon Derczynski</text:p>
      <text:p text:style-name="P58">Institution: Innopolis University</text:p>
      <text:p text:style-name="P57">Course: Automatic fact verification and fake news detection.</text:p>
      <text:p text:style-name="P57">Assignment 1: Operation Message.</text:p>
      <text:p text:style-name="P57">Cyberpunk 2077 campaign</text:p>
      <text:p text:style-name="P57"/>
      <text:p text:style-name="P57"/>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section text:style-name="Sect1" text:name="Problem">
        <text:p text:style-name="P61"><text:bookmark-start text:name="Problem"/><text:soft-page-break/>Problem.<text:bookmark-end text:name="Problem"/></text:p>
        <text:p text:style-name="P2"/>
        <text:p text:style-name="P6">I decided to look into game development industry and search for examples of misinformation / disinformation there. Fortunately, <text:span text:style-name="T1">such examples are</text:span> easy to find. <text:span text:style-name="T1">We can look on any AAA project, nowadays we often get information about such games through leaks. They may be either official or unofficial, and their purpose is to warm up potential customers. One of such campaigns is growing right now, it is Cyberpunk 2077 from CD Project Red. There was a lot of fakes or not full information about the contents of the game. Also there was some scandals made up by SJW activists. So I think it is good study case for that course.</text:span></text:p>
      </text:section>
      <text:p text:style-name="P2"/>
      <text:p text:style-name="P2"/>
      <text:section text:style-name="Sect1" text:name="Technical part">
        <text:p text:style-name="P61"><text:bookmark-start text:name="Technical part"/>Technical part.<text:bookmark-end text:name="Technical part"/></text:p>
        <text:p text:style-name="P2"/>
        <text:p text:style-name="P8">There was two hard tasks. First is to find data set for GPT2 training. I have tried to find ready set what will contain some game devoted site, but I failed. So I <text:span text:style-name="T2">write the script what will search through common crawl index and upload specific site. As a data set I have used the game blog </text:span><text:a xlink:type="simple" xlink:href="https://www.kotaku.com/" text:style-name="Internet_20_link" text:visited-style-name="Visited_20_Internet_20_Link"><text:span text:style-name="T2">https://www.kotaku.com</text:span></text:a><text:span text:style-name="T2"> . I wrote a parser for that site. As output I had 220 MB of text. </text:span></text:p>
        <text:p text:style-name="P14">My data set: <text:a xlink:type="simple" xlink:href="https://drive.google.com/open?id=15h4-L8ZCCtSP2kxPEi-5UMJyiIKd0ITA" text:style-name="Internet_20_link" text:visited-style-name="Visited_20_Internet_20_Link">https://drive.google.com/open?id=15h4-L8ZCCtSP2kxPEi-5UMJyiIKd0ITA</text:a> .</text:p>
        <text:p text:style-name="P14"/>
        <text:p text:style-name="P83">After I have used “Google colab” version of GPT2 what you have provided. I trained 345M model. </text:p>
        <text:p text:style-name="P15">My output language models: <text:a xlink:type="simple" xlink:href="https://drive.google.com/open?id=1932u2aiSw-UhR0q5dSBi2xVob_wnBlDf" text:style-name="Internet_20_link" text:visited-style-name="Visited_20_Internet_20_Link">https://drive.google.com/open?id=1932u2aiSw-UhR0q5dSBi2xVob_wnBlDf</text:a> .</text:p>
        <text:p text:style-name="P7"/>
        <text:p text:style-name="P11">Second huge issue was to make a video. I used several algorithms, but they had a poor output. <text:span text:style-name="T3">After I asked my group mates and Maks suggested to use face2face algorithm: </text:span><text:a xlink:type="simple" xlink:href="https://github.com/datitran/face2face-demo" text:style-name="Internet_20_link" text:visited-style-name="Visited_20_Internet_20_Link"><text:span text:style-name="T3">https://github.com/datitran/face2face-demo</text:span></text:a><text:span text:style-name="T3"> . That algorithm could give good results, and also could be used on “Google colab”. So I decided to use that algorithm instead of provided.</text:span></text:p>
        <text:p text:style-name="P15">My target video: </text:p>
        <text:p text:style-name="P15"><text:a xlink:type="simple" xlink:href="https://www.youtube.com/watch?v=jxfUmndo74Q" text:style-name="Internet_20_link" text:visited-style-name="Visited_20_Internet_20_Link">https://www.youtube.com/watch?v=jxfUmndo74Q</text:a></text:p>
        <text:p text:style-name="P15">My output model:</text:p>
        <text:p text:style-name="P15"><text:a xlink:type="simple" xlink:href="https://drive.google.com/open?id=1PK-1fF3WLJtw8ay9vyFA5kyXTkmI7HGv" text:style-name="Internet_20_link" text:visited-style-name="Visited_20_Internet_20_Link">https://drive.google.com/open?id=1PK-1fF3WLJtw8ay9vyFA5kyXTkmI7HGv</text:a></text:p>
        <text:p text:style-name="P16">My checkpoints:</text:p>
        <text:p text:style-name="P16"><text:a xlink:type="simple" xlink:href="https://drive.google.com/open?id=1b44VFI1f90qhFUBDfJ71_mUCWQkcRnpR" text:style-name="Internet_20_link" text:visited-style-name="Visited_20_Internet_20_Link">https://drive.google.com/open?id=1b44VFI1f90qhFUBDfJ71_mUCWQkcRnpR</text:a></text:p>
        <text:p text:style-name="P18">My output video:</text:p>
        <text:p text:style-name="P18"><text:a xlink:type="simple" xlink:href="https://www.youtube.com/watch?v=Lk82leEHAqI" text:style-name="Internet_20_link" text:visited-style-name="Visited_20_Internet_20_Link">https://www.youtube.com/watch?v=Lk82leEHAqI</text:a></text:p>
        <text:p text:style-name="P18"/>
        <text:p text:style-name="P18"/>
        <text:p text:style-name="P19">I still need to solve sound problem.</text:p>
      </text:section>
      <text:section text:style-name="Sect1" text:name="AMI general to games sphere">
        <text:p text:style-name="P64"><text:bookmark-start text:name="AMI general to game sphere"/><text:soft-page-break/><text:span text:style-name="T6">AMI </text:span><text:span text:style-name="T7">general to </text:span><text:span text:style-name="T8">game </text:span><text:span text:style-name="T7">sphere.</text:span><text:bookmark-end text:name="AMI general to game sphere"/></text:p>
        <text:p text:style-name="P3"/>
        <text:p text:style-name="P4">Agents</text:p>
        <text:p text:style-name="P10">Usually in that sphere agents are gaming mass media, or popular bloggers. Different groups and individuals in social networks may also have impact. <text:span text:style-name="T4">That means that source maybe either official or unofficial. </text:span></text:p>
        <text:p text:style-name="P13">If we will consider organization of scheme, then it is usually tight in case of official leaks, and loose or none in case of unofficial statements.</text:p>
        <text:p text:style-name="P13">Common motivation is economical or social. <text:span text:style-name="T5">Cause often the goal is to create a fuss in society and use it as a part of advertisement or to critic the product to decrease sales.</text:span></text:p>
        <text:p text:style-name="P14">Nowadays creators of such information is humans, but I believe in near future some messages may be created by AI.</text:p>
        <text:p text:style-name="P17">Intended audience is gamers in case of advertising and game news sites in case of disinformation.</text:p>
        <text:p text:style-name="P17">Usually messages are harmless, but it is possible to potentially create a harmful one.</text:p>
        <text:p text:style-name="P13">We might have different schemes of disinformation / misinformation. Also we potentially may have some malinformation schemes, they may be directed to cause economical harm to game development companies. As examples, we may see not well prepared performance on game conferences, which cause decrease in securities market. Of course in that case it is a miss of a company. But I think that some similar scheme may be used by malefactor.</text:p>
        <text:p text:style-name="P9"/>
        <text:p text:style-name="P90">Messages</text:p>
        <text:p text:style-name="P90"/>
        <text:p text:style-name="P17">Duration of message are short-term or event based. Usually such messages connected with new game announcements, or release. </text:p>
        <text:p text:style-name="P17">Accuracy <text:span text:style-name="T9">may be any, message could contain true, manipulated or false information.</text:span></text:p>
        <text:p text:style-name="P20">Legality also could be any.</text:p>
        <text:p text:style-name="P21">In general impost<text:span text:style-name="T10">o</text:span>r could be any.</text:p>
        <text:p text:style-name="P21">Message targets are social groups or individuals.</text:p>
        <text:p text:style-name="P21"/>
        <text:p text:style-name="P5">Interpreter</text:p>
        <text:p text:style-name="P23"/>
        <text:p text:style-name="P23">Message reading: could be any.<text:line-break/>Action taken: could be any.</text:p>
        <text:p text:style-name="P23"/>
      </text:section>
      <text:p text:style-name="P23"/>
      <text:p text:style-name="P23"/>
      <text:p text:style-name="P23"/>
      <text:p text:style-name="P23"/>
      <text:p text:style-name="P23"/>
      <text:p text:style-name="P5"/>
      <text:section text:style-name="Sect1" text:name="Particular AMI case: Cyberpunk 2077">
        <text:p text:style-name="P60"><text:bookmark-start text:name="Particular AMI case: Cyberpunk 2077."/><text:soft-page-break/>Particular AMI case: Cyberpunk 2077.<text:bookmark-end text:name="Particular AMI case: Cyberpunk 2077."/></text:p>
        <text:p text:style-name="P22"/>
        <table:table table:name="AMI_game_sphere" table:style-name="AMI_5f_game_5f_sphere">
          <table:table-column table:style-name="AMI_5f_game_5f_sphere.A"/>
          <table:table-column table:style-name="AMI_5f_game_5f_sphere.B"/>
          <table:table-column table:style-name="AMI_5f_game_5f_sphere.C"/>
          <table:table-row>
            <table:table-cell table:style-name="AMI_5f_game_5f_sphere.A1" table:number-rows-spanned="7" office:value-type="string">
              <text:p text:style-name="P70">Agent</text:p>
            </table:table-cell>
            <table:table-cell table:style-name="AMI_5f_game_5f_sphere.A1" office:value-type="string">
              <text:p text:style-name="P76">Actor Type</text:p>
            </table:table-cell>
            <table:table-cell table:style-name="AMI_5f_game_5f_sphere.C1" office:value-type="string">
              <text:p text:style-name="P77"><text:span text:style-name="T13">Official / </text:span>Unofficial</text:p>
            </table:table-cell>
          </table:table-row>
          <table:table-row table:style-name="AMI_5f_game_5f_sphere.2">
            <table:covered-table-cell/>
            <table:table-cell table:style-name="AMI_5f_game_5f_sphere.B2" office:value-type="string">
              <text:p text:style-name="P76">Level of Organisation</text:p>
            </table:table-cell>
            <table:table-cell table:style-name="AMI_5f_game_5f_sphere.C2" office:value-type="string">
              <text:p text:style-name="P77">Tight / <text:span text:style-name="T21">Networked</text:span></text:p>
            </table:table-cell>
          </table:table-row>
          <table:table-row table:style-name="AMI_5f_game_5f_sphere.3">
            <table:covered-table-cell/>
            <table:table-cell table:style-name="AMI_5f_game_5f_sphere.B2" office:value-type="string">
              <text:p text:style-name="P76">Type of Motivation</text:p>
            </table:table-cell>
            <table:table-cell table:style-name="AMI_5f_game_5f_sphere.C2" office:value-type="string">
              <text:p text:style-name="P78">Financial / Social</text:p>
            </table:table-cell>
          </table:table-row>
          <table:table-row table:style-name="AMI_5f_game_5f_sphere.3">
            <table:covered-table-cell/>
            <table:table-cell table:style-name="AMI_5f_game_5f_sphere.B2" office:value-type="string">
              <text:p text:style-name="P76">Level of Automation</text:p>
            </table:table-cell>
            <table:table-cell table:style-name="AMI_5f_game_5f_sphere.C2" office:value-type="string">
              <text:p text:style-name="P78">Human</text:p>
            </table:table-cell>
          </table:table-row>
          <table:table-row table:style-name="AMI_5f_game_5f_sphere.5">
            <table:covered-table-cell/>
            <table:table-cell table:style-name="AMI_5f_game_5f_sphere.B2" office:value-type="string">
              <text:p text:style-name="P76">Intended Audience</text:p>
            </table:table-cell>
            <table:table-cell table:style-name="AMI_5f_game_5f_sphere.C2" office:value-type="string">
              <text:p text:style-name="P77">Social Network<text:span text:style-name="T24">s </text:span>Users <text:span text:style-name="T22">and</text:span> Gamers</text:p>
            </table:table-cell>
          </table:table-row>
          <table:table-row table:style-name="AMI_5f_game_5f_sphere.6">
            <table:covered-table-cell/>
            <table:table-cell table:style-name="AMI_5f_game_5f_sphere.B2" office:value-type="string">
              <text:p text:style-name="P76">Intented to Harm</text:p>
            </table:table-cell>
            <table:table-cell table:style-name="AMI_5f_game_5f_sphere.C2" office:value-type="string">
              <text:p text:style-name="P77">Possible</text:p>
            </table:table-cell>
          </table:table-row>
          <table:table-row table:style-name="AMI_5f_game_5f_sphere.3">
            <table:covered-table-cell/>
            <table:table-cell table:style-name="AMI_5f_game_5f_sphere.B2" office:value-type="string">
              <text:p text:style-name="P76">Intend to Mislead</text:p>
            </table:table-cell>
            <table:table-cell table:style-name="AMI_5f_game_5f_sphere.C2" office:value-type="string">
              <text:p text:style-name="P77">No</text:p>
            </table:table-cell>
          </table:table-row>
          <table:table-row table:style-name="AMI_5f_game_5f_sphere.3">
            <table:table-cell table:style-name="AMI_5f_game_5f_sphere.A8" table:number-rows-spanned="5" office:value-type="string">
              <text:p text:style-name="P70">Message</text:p>
            </table:table-cell>
            <table:table-cell table:style-name="AMI_5f_game_5f_sphere.A8" office:value-type="string">
              <text:p text:style-name="P72">Duration</text:p>
            </table:table-cell>
            <table:table-cell table:style-name="AMI_5f_game_5f_sphere.C8" office:value-type="string">
              <text:p text:style-name="P80">Event Based / Long </text:p>
            </table:table-cell>
          </table:table-row>
          <table:table-row table:style-name="AMI_5f_game_5f_sphere.3">
            <table:covered-table-cell/>
            <table:table-cell table:style-name="AMI_5f_game_5f_sphere.A8" office:value-type="string">
              <text:p text:style-name="P72">Accuracy</text:p>
            </table:table-cell>
            <table:table-cell table:style-name="AMI_5f_game_5f_sphere.C8" office:value-type="string">
              <text:p text:style-name="P74"><text:span text:style-name="T22">True / </text:span>Manipulated</text:p>
            </table:table-cell>
          </table:table-row>
          <table:table-row table:style-name="AMI_5f_game_5f_sphere.3">
            <table:covered-table-cell/>
            <table:table-cell table:style-name="AMI_5f_game_5f_sphere.A8" office:value-type="string">
              <text:p text:style-name="P72">Legality</text:p>
            </table:table-cell>
            <table:table-cell table:style-name="AMI_5f_game_5f_sphere.C8" office:value-type="string">
              <text:p text:style-name="P74">Legal</text:p>
            </table:table-cell>
          </table:table-row>
          <table:table-row table:style-name="AMI_5f_game_5f_sphere.3">
            <table:covered-table-cell/>
            <table:table-cell table:style-name="AMI_5f_game_5f_sphere.A8" office:value-type="string">
              <text:p text:style-name="P72">Impostor <text:span text:style-name="T12">T</text:span>ype</text:p>
            </table:table-cell>
            <table:table-cell table:style-name="AMI_5f_game_5f_sphere.C8" office:value-type="string">
              <text:p text:style-name="P74">Brand / Individual</text:p>
            </table:table-cell>
          </table:table-row>
          <table:table-row table:style-name="AMI_5f_game_5f_sphere.5">
            <table:covered-table-cell/>
            <table:table-cell table:style-name="AMI_5f_game_5f_sphere.A8" office:value-type="string">
              <text:p text:style-name="P72">Message <text:span text:style-name="T12">T</text:span>arget</text:p>
            </table:table-cell>
            <table:table-cell table:style-name="AMI_5f_game_5f_sphere.C8" office:value-type="string">
              <text:p text:style-name="P74">Social <text:span text:style-name="T12">G</text:span>roup / <text:span text:style-name="T12">Organization /Entire Gaming Society</text:span></text:p>
            </table:table-cell>
          </table:table-row>
          <table:table-row table:style-name="AMI_5f_game_5f_sphere.13">
            <table:table-cell table:style-name="AMI_5f_game_5f_sphere.A13" table:number-rows-spanned="2" office:value-type="string">
              <text:p text:style-name="P65">Interpreter</text:p>
            </table:table-cell>
            <table:table-cell table:style-name="AMI_5f_game_5f_sphere.A13" office:value-type="string">
              <text:p text:style-name="P67">Message <text:span text:style-name="T12">R</text:span>eading</text:p>
            </table:table-cell>
            <table:table-cell table:style-name="AMI_5f_game_5f_sphere.C13" office:value-type="string">
              <text:p text:style-name="P68">Negotiated </text:p>
            </table:table-cell>
          </table:table-row>
          <table:table-row table:style-name="AMI_5f_game_5f_sphere.14">
            <table:covered-table-cell/>
            <table:table-cell table:style-name="AMI_5f_game_5f_sphere.A13" office:value-type="string">
              <text:p text:style-name="P69">Action <text:span text:style-name="T12">T</text:span>aken</text:p>
            </table:table-cell>
            <table:table-cell table:style-name="AMI_5f_game_5f_sphere.C13" office:value-type="string">
              <text:p text:style-name="P66">Shared in <text:span text:style-name="T12">S</text:span>upport / <text:span text:style-name="T12">O</text:span>pposition / <text:span text:style-name="T24">Ignored</text:span> <text:s text:c="2"/></text:p>
            </table:table-cell>
          </table:table-row>
        </table:table>
        <text:p text:style-name="P9"/>
        <text:p text:style-name="P32">Now I want to describe the above table. <text:span text:style-name="T31">It describes several agents and messages.</text:span></text:p>
        <text:p text:style-name="P32"/>
        <text:p text:style-name="P47">According to agent. Agent is official when there are messages about game comes from game conferences and official company accounts. <text:span text:style-name="T28">Organization is tight (CD Project Red company). </text:span></text:p>
        <text:p text:style-name="P48">All information are human created. </text:p>
        <text:p text:style-name="P48">Intended audience it is gamers society.</text:p>
        <text:p text:style-name="P48">When company publicizes something, message will obviously <text:span text:style-name="T29">intended not to contain</text:span> <text:s/><text:span text:style-name="T29">any </text:span>harm, <text:span text:style-name="T29">and information will be correct</text:span>. <text:span text:style-name="T30">Message will be written for gamers and usually it will appear near some event.</text:span></text:p>
        <text:p text:style-name="P49">Typical interpreters will re translate information.</text:p>
        <text:p text:style-name="P46"/>
        <text:p text:style-name="P50"><text:soft-page-break/>Agent in case of criticism:</text:p>
        <text:p text:style-name="P50"/>
        <text:p text:style-name="P50">Unofficial source, organization are networked, a<text:span text:style-name="T21">ll information are human created, target audience is gamers, company representatives, and social network users.</text:span></text:p>
        <text:p text:style-name="P51">Message may <text:span text:style-name="T25">cause some economical loses for CD Project Red.</text:span></text:p>
        <text:p text:style-name="P51"/>
        <text:p text:style-name="P52">Now lets deconstruct the message. <text:span text:style-name="T26">Activists</text:span> messages are long term <text:span text:style-name="T27">and produced by individuals</text:span>. Accuracy of <text:span text:style-name="T26">their</text:span> <text:span text:style-name="T23">messages </text:span>are usually manipulated. <text:span text:style-name="T27">It’s target audience is gamer society, CD Project Red company, and the people with similar views.</text:span></text:p>
        <text:p text:style-name="P53"/>
        <text:p text:style-name="P50">Interpreters possible reactions:</text:p>
        <text:p text:style-name="P50">If person are not in the target audience message are simply ignored.</text:p>
        <text:p text:style-name="P50">If person in gamers society but not share the views of activists, then message is negotiable for him. So he will share the message with opposite meaning.</text:p>
        <text:p text:style-name="P50">If person in gamers society and share the views of activists, then he tends to share the <text:s/>message in support.</text:p>
        <text:p text:style-name="P50">If person are activist, usually he will <text:span text:style-name="T28">hegemonically</text:span> <text:span text:style-name="T28">re translate</text:span> the message.</text:p>
        <text:p text:style-name="P46"/>
        <text:p text:style-name="P54">Although, there are one more possible explanation. Such fuss may be intentionally created by company PR managers <text:span text:style-name="T31">for advertisement reasons. They may intentionally trigger SJW community to take discussion on another social level. What will improve <text:s/>the quantity of potential customers, with sacrifice of people what company does not consider as their target audience. </text:span></text:p>
        <text:p text:style-name="P46"/>
        <text:p text:style-name="P45"/>
        <text:p text:style-name="P45">More info you may found in the sources section. </text:p>
      </text:section>
      <text:p text:style-name="P24"/>
      <text:p text:style-name="P33"/>
      <text:section text:style-name="Sect1" text:name="My Message">
        <text:p text:style-name="P59"><text:bookmark-start text:name="My message"/>My message<text:bookmark-end text:name="My message"/>.</text:p>
        <text:p text:style-name="P34"/>
        <text:p text:style-name="P36">When I started this task I wanted to create some fake about Cyberpunk 2077. But I have not come up with any interesting idea. So I decided to <text:span text:style-name="T15">create separate fake</text:span> about popular game Meme, about Half-Life 3 release.</text:p>
        <text:p text:style-name="P34"/>
        <text:p text:style-name="P35">Confirming video (could be pasted in the beginning of the article): </text:p>
        <text:p text:style-name="P35"><text:a xlink:type="simple" xlink:href="https://www.youtube.com/watch?v=Lk82leEHAqI" text:style-name="Internet_20_link" text:visited-style-name="Visited_20_Internet_20_Link">https://www.youtube.com/watch?v=Lk82leEHAqI</text:a></text:p>
        <text:p text:style-name="P35">(No sound, cause for sound it is needed to train one more network.)</text:p>
        <text:p text:style-name="P35"/>
        <text:p text:style-name="P24">Input <text:span text:style-name="T14">(Title)</text:span>: Valve have announced Half-Life 3</text:p>
        <text:p text:style-name="P24"/>
        <text:p text:style-name="P24">Output <text:span text:style-name="T14">(unedited text of GPT2 network)</text:span>: </text:p>
        <text:p text:style-name="P24"/>
        <text:p text:style-name="P24"><text:soft-page-break/><text:s/>will launch alongside Half-Life: Episode 2 and will be out in July, 2013. The game, which will take place in New Washington, Washington (a new game world), will be fully playable on the Xbox 360 backward compatible with the DS.<text:line-break/>"Half-Life 2 Episode Two is the sequel to the most amazing and complex achievement in the series: completing Half-Life: Blue then saving every single one of the most dangerous and mysterious puzzles in the game," explains Lead Designer Bruce "F**k it" Murray, who was involved in the development of Half-Life 2 Episode 2. "In Half-Life 3 Episode 2, the story begins in New Quarantine, a community hospital on Earth - but now it is an abandoned underground facility, housing the dangerous Half-Life weapons and technology. Fortunately for anyone brave enough to survive its horrors, there is a young girl named Alyx who has found the cure to Half-Life 2: Episode 2's super-soldier virus. And as Alyx battles the undead hordes on the open streets of New Quarantine, the only way to save her is to go undercover as a doctor carrying a secret gun."</text:p>
        <text:p text:style-name="P24">The developers hope "Half-Life: Episode 2" will introduce fans to much more of Seattle's incredible landscape.</text:p>
        <text:p text:style-name="P24">"We're looking forward to seeing the scene where Alyx arrives and begins to explore these amazing new areas, like the creepy train station, old houses and warehouses that make you feel like you were back in the old times of the CDC," replied Murray. <text:line-break/>"The newest part of playing Half-Life 3 Episode 2 is the new map Red Alert 3. The Red Alert map is based on the Chernobyl map from the original game. In this new map, Alyx must defend her freedom against waves of undead terrorists. It's up to the player to pilot a robot or find an EMP grenade to destroy these enemies."</text:p>
        <text:p text:style-name="P24">"We are also working with publisher Warner Games on a Half-Life 3 sequel," explains CEO Gabe Newell. "We're a team of passionate people working closely with our talented writers, engineers and artists on a project that we think will wow gamers and entertain everyone at home."</text:p>
        <text:p text:style-name="P24">"In our next project, the team is looking forward to seeing Half-Life 3 Episode 2 release at a critical mass," shared Newell, "We look forward to an amazing new adventure for everyone!" Half-Life 3 Episode 2 is currently available to pre-order on the steam marketplace Steam for 699.99 bucks, on CD</text:p>
      </text:section>
      <text:p text:style-name="P24"/>
      <text:p text:style-name="P24"/>
      <text:section text:style-name="Sect1" text:name="Message Analysis">
        <text:p text:style-name="P62"><text:bookmark-start text:name="Message Analysis"/>Message Analysis<text:bookmark-end text:name="Message Analysis"/></text:p>
        <text:p text:style-name="P39"/>
        <table:table table:name="My_message_analysis" table:style-name="My_5f_message_5f_analysis">
          <table:table-column table:style-name="My_5f_message_5f_analysis.A"/>
          <table:table-column table:style-name="My_5f_message_5f_analysis.B"/>
          <table:table-column table:style-name="My_5f_message_5f_analysis.C"/>
          <table:table-row table:style-name="My_5f_message_5f_analysis.1">
            <table:table-cell table:style-name="My_5f_message_5f_analysis.A1" table:number-rows-spanned="5" office:value-type="string">
              <text:p text:style-name="P71">Message</text:p>
            </table:table-cell>
            <table:table-cell table:style-name="My_5f_message_5f_analysis.A1" office:value-type="string">
              <text:p text:style-name="P73">Duration</text:p>
            </table:table-cell>
            <table:table-cell table:style-name="My_5f_message_5f_analysis.C1" office:value-type="string">
              <text:p text:style-name="P75">Short </text:p>
            </table:table-cell>
          </table:table-row>
          <table:table-row table:style-name="My_5f_message_5f_analysis.1">
            <table:covered-table-cell/>
            <table:table-cell table:style-name="My_5f_message_5f_analysis.B2" office:value-type="string">
              <text:p text:style-name="P73">Accuracy</text:p>
            </table:table-cell>
            <table:table-cell table:style-name="My_5f_message_5f_analysis.C2" office:value-type="string">
              <text:p text:style-name="P79">Fabricated</text:p>
            </table:table-cell>
          </table:table-row>
          <table:table-row table:style-name="My_5f_message_5f_analysis.1">
            <table:covered-table-cell/>
            <table:table-cell table:style-name="My_5f_message_5f_analysis.B2" office:value-type="string">
              <text:p text:style-name="P73">Legality</text:p>
            </table:table-cell>
            <table:table-cell table:style-name="My_5f_message_5f_analysis.C2" office:value-type="string">
              <text:p text:style-name="P75"><text:span text:style-name="T18">Ill</text:span>egal</text:p>
            </table:table-cell>
          </table:table-row>
          <table:table-row table:style-name="My_5f_message_5f_analysis.1">
            <table:covered-table-cell/>
            <table:table-cell table:style-name="My_5f_message_5f_analysis.B2" office:value-type="string">
              <text:p text:style-name="P73">Impostor <text:span text:style-name="T12">T</text:span>ype</text:p>
            </table:table-cell>
            <table:table-cell table:style-name="My_5f_message_5f_analysis.C2" office:value-type="string">
              <text:p text:style-name="P75">Individual</text:p>
            </table:table-cell>
          </table:table-row>
          <table:table-row table:style-name="My_5f_message_5f_analysis.5">
            <table:covered-table-cell/>
            <table:table-cell table:style-name="My_5f_message_5f_analysis.B2" office:value-type="string">
              <text:p text:style-name="P73">Message <text:span text:style-name="T12">T</text:span>arget</text:p>
            </table:table-cell>
            <table:table-cell table:style-name="My_5f_message_5f_analysis.C2" office:value-type="string">
              <text:p text:style-name="P75">Social <text:span text:style-name="T12">G</text:span>roup</text:p>
            </table:table-cell>
          </table:table-row>
        </table:table>
        <text:p text:style-name="P40"><text:soft-page-break/></text:p>
        <text:p text:style-name="P38">That message is intended to be posted in social networks from some fakes accounts what intended to look like official accounts of game news sites. Also it will be great to create copies of the sites with similar domains and past the links into posts, <text:span text:style-name="T16">if all similar domains are booked or expensive then it will be wise idea to use link shortener sites. Also it absolutely crucial to press on fact that it was short unofficial interview with Gabe Newell. </text:span></text:p>
        <text:p text:style-name="P38"/>
        <text:p text:style-name="P38">If we assume that video quality will be better and text corrected, as well as some voice correction neural network will be used. It will be decent fake which are hardly to distinguish immediately.</text:p>
        <text:p text:style-name="P38"/>
        <text:p text:style-name="P44">However in current state, it is <text:span text:style-name="T22">very</text:span> easy to recognize a fake <text:span text:style-name="T22">and it quality are unprofessional.</text:span></text:p>
        <text:p text:style-name="P37"/>
        <text:p text:style-name="P44">The “created agent” of such message will be official, on video we see CEO of famous Valve company.</text:p>
        <text:p text:style-name="P37"/>
        <text:p text:style-name="P39">The intended social group is gamers: especially younger ones, cause they rarely check information thoroughly. <text:span text:style-name="T20">However people who are interested in the Gabe personality will understand that something is wrong. Cause Gaben himself are not satisfied with his previous works.</text:span></text:p>
        <text:p text:style-name="P39"/>
        <text:p text:style-name="P42">To check that info someone must contact the Valve company representatives and send them a link to that text. </text:p>
        <text:p text:style-name="P39"/>
        <text:p text:style-name="P41">Such <text:span text:style-name="T19">fabricated</text:span> fakes (that have nothing with reality) is easy to check. I think that in next several days after this publication some Mass Media will write about it, and at that moment fake will be under covered. Also we may see some <text:span text:style-name="T17">message from Valve company. </text:span></text:p>
        <text:p text:style-name="P41"/>
        <text:p text:style-name="P42">According to mentioned above, the duration of message is short.</text:p>
        <text:p text:style-name="P42"/>
        <text:p text:style-name="P43">In my opinion message is illegal, cause it may cause some problems to particular company. </text:p>
        <text:p text:style-name="P42"/>
        <text:p text:style-name="P44">I assume that such campaign could be made by individual as a joke or prank.</text:p>
        <text:p text:style-name="P24"/>
      </text:section>
      <text:p text:style-name="P24"/>
      <text:p text:style-name="P24"/>
      <text:p text:style-name="P24"/>
      <text:p text:style-name="P24"/>
      <text:p text:style-name="P24"/>
      <text:section text:style-name="Sect1" text:name="Sources">
        <text:p text:style-name="P63"><text:bookmark-start text:name="Sources"/><text:soft-page-break/>Sources:<text:bookmark-end text:name="Sources"/></text:p>
        <text:p text:style-name="P24"/>
        <text:p text:style-name="P25">Bad joke on tweeter on Gamescom (link to post, bud joke was deleted):</text:p>
        <text:p text:style-name="P25"><text:a xlink:type="simple" xlink:href="https://twitter.com/CyberpunkGame/status/1031445149774217216" text:style-name="Internet_20_link" text:visited-style-name="Visited_20_Internet_20_Link">https://twitter.com/CyberpunkGame/status/1031445149774217216</text:a></text:p>
        <text:p text:style-name="P25">Reply of the guy:</text:p>
        <text:p text:style-name="P25"><text:a xlink:type="simple" xlink:href="https://twitter.com/silentsantaNZ/status/1031809768770269184" text:style-name="Internet_20_link" text:visited-style-name="Visited_20_Internet_20_Link">https://twitter.com/silentsantaNZ/status/1031809768770269184</text:a></text:p>
        <text:p text:style-name="P25">Official apologizes of Cyberpunk 2077:</text:p>
        <text:p text:style-name="P25"><text:a xlink:type="simple" xlink:href="https://twitter.com/CyberpunkGame/status/1031930291772899329" text:style-name="Internet_20_link" text:visited-style-name="Visited_20_Internet_20_Link">https://twitter.com/CyberpunkGame/status/1031930291772899329</text:a></text:p>
        <text:p text:style-name="P26">Reaction of society:</text:p>
        <text:p text:style-name="P26"><text:a xlink:type="simple" xlink:href="https://twitter.com/CrownlessCat/status/1031894006354116608" text:style-name="Internet_20_link" text:visited-style-name="Visited_20_Internet_20_Link">https://twitter.com/CrownlessCat/status/1031894006354116608</text:a></text:p>
        <text:p text:style-name="P26"><text:a xlink:type="simple" xlink:href="https://twitter.com/austin_walker/status/1031786535270707200" text:style-name="Internet_20_link" text:visited-style-name="Visited_20_Internet_20_Link">https://twitter.com/austin_walker/status/1031786535270707200</text:a></text:p>
        <text:p text:style-name="P26"/>
        <text:p text:style-name="P31">News about previous links:</text:p>
        <text:p text:style-name="P31"><text:a xlink:type="simple" xlink:href="https://boundingintocomics.com/2018/08/21/cyberpunk-2077-joke-sjw-mob/" text:style-name="Internet_20_link" text:visited-style-name="Visited_20_Internet_20_Link">https://boundingintocomics.com/2018/08/21/cyberpunk-2077-joke-sjw-mob/</text:a></text:p>
        <text:p text:style-name="P27"/>
        <text:p text:style-name="P26">Supposed offense of transgenders:</text:p>
        <text:p text:style-name="P26"><text:a xlink:type="simple" xlink:href="https://twitter.com/PedanticRomantc/status/1138587269529391104" text:style-name="Internet_20_link" text:visited-style-name="Visited_20_Internet_20_Link">https://twitter.com/PedanticRomantc/status/1138587269529391104</text:a></text:p>
        <text:p text:style-name="P85"/>
        <text:p text:style-name="P28">Supposed offense of nationalities:</text:p>
        <text:p text:style-name="P24"><text:a xlink:type="simple" xlink:href="https://www.rockpapershotgun.com/2019/06/12/cyberpunk-2077s-e3-demo-has-weak-gunplay-and-unimaginative-stereotypes/" text:style-name="Internet_20_link" text:visited-style-name="Visited_20_Internet_20_Link">https://www.rockpapershotgun.com/2019/06/12/cyberpunk-2077s-e3-demo-has-weak-gunplay-and-unimaginative-stereotypes/</text:a></text:p>
        <text:p text:style-name="P28">Feminist blogger:</text:p>
        <text:p text:style-name="P28"><text:a xlink:type="simple" xlink:href="https://twitter.com/anitasarkeesian/status/1140137414381322240" text:style-name="Internet_20_link" text:visited-style-name="Visited_20_Internet_20_Link">https://twitter.com/anitasarkeesian/status/1140137414381322240</text:a></text:p>
        <text:p text:style-name="P28"><text:a xlink:type="simple" xlink:href="https://twitter.com/anitasarkeesian/status/1140137417661407232" text:style-name="Internet_20_link" text:visited-style-name="Visited_20_Internet_20_Link">https://twitter.com/anitasarkeesian/status/1140137417661407232</text:a></text:p>
        <text:p text:style-name="P30">Response in support of CD Project Red:</text:p>
        <text:p text:style-name="P30"><text:a xlink:type="simple" xlink:href="https://twitter.com/GideonOnGaming/status/1140292643009810433" text:style-name="Internet_20_link" text:visited-style-name="Visited_20_Internet_20_Link">https://twitter.com/GideonOnGaming/status/1140292643009810433</text:a></text:p>
        <text:p text:style-name="P30"><text:a xlink:type="simple" xlink:href="https://twitter.com/Ghetto_Fetto/status/1140248347946758144" text:style-name="Internet_20_link" text:visited-style-name="Visited_20_Internet_20_Link">https://twitter.com/Ghetto_Fetto/status/1140248347946758144</text:a></text:p>
        <text:p text:style-name="P30"><text:a xlink:type="simple" xlink:href="https://twitter.com/aBlackloch/status/1140318443281010689" text:style-name="Internet_20_link" text:visited-style-name="Visited_20_Internet_20_Link">https://twitter.com/aBlackloch/status/1140318443281010689</text:a></text:p>
        <text:p text:style-name="P29"/>
        <text:p text:style-name="P29">Memes:</text:p>
        <text:p text:style-name="P29"><text:a xlink:type="simple" xlink:href="https://medialeaks.ru/wp-content/uploads/2019/06/332d5cd12c26adbd_original-600x419.png" text:style-name="Internet_20_link" text:visited-style-name="Visited_20_Internet_20_Link">https://medialeaks.ru/wp-content/uploads/2019/06/332d5cd12c26adbd_original-600x419.png</text:a></text:p>
        <text:p text:style-name="P28"/>
        <text:p text:style-name="P31">Some discussions:</text:p>
        <text:p text:style-name="P31"><text:a xlink:type="simple" xlink:href="https://steamcommunity.com/app/1091500/discussions/0/1636410430556183998/" text:style-name="Internet_20_link" text:visited-style-name="Visited_20_Internet_20_Link">https://steamcommunity.com/app/1091500/discussions/0/1636410430556183998/</text:a></text:p>
        <text:p text:style-name="P88"/>
        <text:p text:style-name="P30">Special thanks to this investigations / news aggregation:</text:p>
        <text:p text:style-name="P30"><text:a xlink:type="simple" xlink:href="https://medialeaks.ru/1706lug-cyberpunk-vs-sjw/" text:style-name="Internet_20_link" text:visited-style-name="Visited_20_Internet_20_Link">https://medialeaks.ru/1706lug-cyberpunk-vs-sjw/</text:a> (rus.)</text:p>
        <text:p text:style-name="P30"><text:a xlink:type="simple" xlink:href="https://zen.yandex.ru/media/rakanishu/sjw-oblaivaiut-cd-projekt-red-daje-posle-izvineniia-za-gendernuiu-shutku-5b7cfd885be4fd00a957873e" text:style-name="Internet_20_link" text:visited-style-name="Visited_20_Internet_20_Link">https://zen.yandex.ru/media/rakanishu/sjw-oblaivaiut-cd-projekt-red-daje-posle-izvineniia-za-gendernuiu-shutku-5b7cfd885be4fd00a957873e</text:a> (rus.)</text:p>
        <text:p text:style-name="P30"/>
        <text:p text:style-name="P1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rsid="003e5d43" officeooo:paragraph-rsid="003e5d43"/>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esiatkin Dmitrii <text:page-number text:select-page="current">8</text:page-number></text:p>
      </style:footer>
    </style:master-page>
    <style:master-page style:name="First_20_Page" style:display-name="First Page" style:page-layout-name="Mpm2" style:next-style-name="Standard"/>
    <style:master-page style:name="Index"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2T18:35:05.982921894</meta:creation-date>
    <dc:date>2019-12-05T23:25:46.842946287</dc:date>
    <meta:editing-duration>P1DT11H50M50S</meta:editing-duration>
    <meta:editing-cycles>67</meta:editing-cycles>
    <meta:generator>LibreOffice/6.0.7.3$Linux_X86_64 LibreOffice_project/00m0$Build-3</meta:generator>
    <meta:document-statistic meta:table-count="2" meta:image-count="0" meta:object-count="0" meta:page-count="8" meta:paragraph-count="155" meta:word-count="1852" meta:character-count="12584" meta:non-whitespace-character-count="10860"/>
  </office:meta>
</office:document-meta>
</file>